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size="20pt" style:font-size-asian="20pt" style:font-size-complex="20pt"/>
    </style:style>
    <style:style style:name="P3" style:parent-style-name="Normal" style:family="paragraph">
      <style:text-properties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Normal"/>
      <text:p text:style-name="P2">Car tacking System<text:s/>PCB<text:s/></text:p>
      <text:p text:style-name="Normal"><draw:frame draw:style-name="a0" draw:name="Picture 2" text:anchor-type="as-char" svg:x="0in" svg:y="0in" svg:width="6.50564in" svg:height="3.50773in" style:rel-width="scale" style:rel-height="scale"><draw:image xlink:href="media/image1.png" xlink:type="simple" xlink:show="embed" xlink:actuate="onLoad"/><svg:title/><svg:desc>C:\Users\pc\Desktop\BEYOND GRADES\GITHUB\CAR-Tracking system\Docs\Node_bike1.png</svg:desc></draw:frame></text:p>
      <text:p text:style-name="P3">SCHEMATIC OVERVIEW</text:p>
      <text:p text:style-name="Normal"><draw:frame draw:style-name="a1" draw:name="Picture 1" text:anchor-type="as-char" svg:x="0in" svg:y="0in" svg:width="3.14505in" svg:height="3.67289in" style:rel-width="scale" style:rel-height="scale"><draw:image xlink:href="media/image2.png" xlink:type="simple" xlink:show="embed" xlink:actuate="onLoad"/><svg:title/><svg:desc>C:\Users\pc\Documents\PDF Architect\Images\Snapshots\Car_tracker2.png</svg:desc></draw:frame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c</meta:initial-creator>
    <dc:creator>pc</dc:creator>
    <meta:creation-date>2022-12-14T15:15:00Z</meta:creation-date>
    <dc:date>2022-12-14T15:17:00Z</dc:date>
    <meta:template xlink:href="Normal" xlink:type="simple"/>
    <meta:editing-cycles>3</meta:editing-cycles>
    <meta:editing-duration>PT180S</meta:editing-duration>
    <meta:document-statistic meta:page-count="2" meta:paragraph-count="1" meta:word-count="7" meta:character-count="50" meta:row-count="1" meta:non-whitespace-character-count="44"/>
  </office:meta>
</office:document-meta>
</file>